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fo:color="#000000" style:font-name="Nimbus Roman No9 L" style:font-name-complex="Arial"/>
    </style:style>
    <style:style style:name="P2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fo:color="#000000" style:font-name="Nimbus Roman No9 L" style:font-name-complex="Arial"/>
    </style:style>
    <style:style style:name="P5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fo:color="#000000" style:font-name="Nimbus Roman No9 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3 PROCESSO ITERATIVO</text:p>
      <text:p text:style-name="P1"><text:tab/>O processo de negociação deve ser iterativo, pode possuir, então, sub-negociações, renegociações. Ramires propoem um processo de negociação na sua aborgem.</text:p>
      <text:p text:style-name="P1"/>
      <text:p text:style-name="P1"/>
      <text:p text:style-name="P2">Pode-se imaginar os processos de elicitação, análise e negociação como seguimento em uma espiral (Camacho, 2005). Camacho descreve: “Primeiro os engenheiro de software descobre alguma informação sobre os requisitos. É feita uma análise, posteriormente uma negociação <text:s/>e então outro giro da espiral começa”. </text:p>
      <text:p text:style-name="P3"/>
      <text:p text:style-name="P5"><text:s text:c="6"/>“ Nós discutimos a análise como se fosse uma atividade separada que segue a elicitação. Porém, na realidade, eles são processos interligados. Durante o processo de elicitação os problemas podem ser imediatamente reconhecidos, discutidos e resolvidos.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05T15:35:49</meta:creation-date>
    <dc:date>2011-01-12T08:45:21</dc:date>
    <meta:editing-cycles>2</meta:editing-cycles>
    <meta:editing-duration>PT6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104" meta:character-count="742"/>
  </office:meta>
</office:document-meta>
</file>